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47a7d" officeooo:paragraph-rsid="00147a7d" style:font-weight-asian="bold" style:font-weight-complex="bold"/>
    </style:style>
    <style:style style:name="P2" style:family="paragraph" style:parent-style-name="Standard">
      <style:text-properties fo:font-weight="bold" officeooo:rsid="0014fc1a" officeooo:paragraph-rsid="0014fc1a" style:font-weight-asian="bold" style:font-weight-complex="bold"/>
    </style:style>
    <style:style style:name="P3" style:family="paragraph" style:parent-style-name="Standard">
      <style:text-properties fo:font-weight="bold" officeooo:rsid="00155c97" officeooo:paragraph-rsid="00155c97" style:font-weight-asian="bold" style:font-weight-complex="bold"/>
    </style:style>
    <style:style style:name="P4" style:family="paragraph" style:parent-style-name="Standard">
      <style:text-properties fo:font-weight="bold" officeooo:rsid="0015b154" officeooo:paragraph-rsid="0015b154" style:font-weight-asian="bold" style:font-weight-complex="bold"/>
    </style:style>
    <style:style style:name="P5" style:family="paragraph" style:parent-style-name="Standard">
      <style:text-properties fo:font-weight="bold" officeooo:rsid="0015cda1" officeooo:paragraph-rsid="0015cda1" style:font-weight-asian="bold" style:font-weight-complex="bold"/>
    </style:style>
    <style:style style:name="P6" style:family="paragraph" style:parent-style-name="Standard" style:list-style-name="L1">
      <style:text-properties fo:font-weight="bold" officeooo:rsid="0015cda1" officeooo:paragraph-rsid="0015cda1" style:font-weight-asian="bold" style:font-weight-complex="bold"/>
    </style:style>
    <style:style style:name="P7" style:family="paragraph" style:parent-style-name="Standard">
      <style:text-properties fo:font-weight="bold" officeooo:rsid="0015d339" officeooo:paragraph-rsid="0015d339" style:font-weight-asian="bold" style:font-weight-complex="bold"/>
    </style:style>
    <style:style style:name="P8" style:family="paragraph" style:parent-style-name="Standard">
      <style:text-properties fo:font-weight="bold" officeooo:rsid="00170753" officeooo:paragraph-rsid="00170753" style:font-weight-asian="bold" style:font-weight-complex="bold"/>
    </style:style>
    <style:style style:name="P9" style:family="paragraph" style:parent-style-name="Standard">
      <style:text-properties fo:font-weight="bold" officeooo:rsid="0019782f" officeooo:paragraph-rsid="0019782f" style:font-weight-asian="bold" style:font-weight-complex="bold"/>
    </style:style>
    <style:style style:name="P10" style:family="paragraph" style:parent-style-name="Standard">
      <style:text-properties fo:font-weight="bold" officeooo:rsid="0019e9e7" officeooo:paragraph-rsid="0019e9e7" style:font-weight-asian="bold" style:font-weight-complex="bold"/>
    </style:style>
    <style:style style:name="P11" style:family="paragraph" style:parent-style-name="Standard">
      <style:text-properties fo:font-weight="bold" officeooo:rsid="001c2f4f" officeooo:paragraph-rsid="001c2f4f" style:font-weight-asian="bold" style:font-weight-complex="bold"/>
    </style:style>
    <style:style style:name="P12" style:family="paragraph" style:parent-style-name="Standard">
      <style:text-properties fo:font-weight="bold" officeooo:rsid="001d7aa0" officeooo:paragraph-rsid="001d7aa0" style:font-weight-asian="bold" style:font-weight-complex="bold"/>
    </style:style>
    <style:style style:name="P13" style:family="paragraph" style:parent-style-name="Standard">
      <style:text-properties fo:font-weight="bold" officeooo:rsid="001f7019" officeooo:paragraph-rsid="001f7019" style:font-weight-asian="bold" style:font-weight-complex="bold"/>
    </style:style>
    <style:style style:name="P14" style:family="paragraph" style:parent-style-name="Standard">
      <style:text-properties fo:font-weight="bold" officeooo:rsid="00206872" officeooo:paragraph-rsid="00206872" style:font-weight-asian="bold" style:font-weight-complex="bold"/>
    </style:style>
    <style:style style:name="P15" style:family="paragraph" style:parent-style-name="Standard">
      <style:text-properties fo:font-weight="bold" officeooo:rsid="0022123c" officeooo:paragraph-rsid="0022123c" style:font-weight-asian="bold" style:font-weight-complex="bold"/>
    </style:style>
    <style:style style:name="P16" style:family="paragraph" style:parent-style-name="Standard">
      <style:text-properties fo:font-weight="bold" officeooo:rsid="00222056" officeooo:paragraph-rsid="00222056" style:font-weight-asian="bold" style:font-weight-complex="bold"/>
    </style:style>
    <style:style style:name="P17" style:family="paragraph" style:parent-style-name="Standard">
      <style:text-properties fo:font-weight="bold" officeooo:rsid="00239019" officeooo:paragraph-rsid="00239019" style:font-weight-asian="bold" style:font-weight-complex="bold"/>
    </style:style>
    <style:style style:name="P18" style:family="paragraph" style:parent-style-name="Standard">
      <style:text-properties fo:font-weight="bold" officeooo:rsid="00251dec" officeooo:paragraph-rsid="00251dec" style:font-weight-asian="bold" style:font-weight-complex="bold"/>
    </style:style>
    <style:style style:name="P19" style:family="paragraph" style:parent-style-name="Standard">
      <style:text-properties fo:font-weight="bold" officeooo:rsid="0026e503" officeooo:paragraph-rsid="0026e503" style:font-weight-asian="bold" style:font-weight-complex="bold"/>
    </style:style>
    <style:style style:name="P20" style:family="paragraph" style:parent-style-name="Standard">
      <style:text-properties fo:font-weight="bold" officeooo:rsid="0028a311" officeooo:paragraph-rsid="0028a311" style:font-weight-asian="bold" style:font-weight-complex="bold"/>
    </style:style>
    <style:style style:name="P21" style:family="paragraph" style:parent-style-name="Standard">
      <style:text-properties fo:font-weight="bold" officeooo:rsid="002a1e50" officeooo:paragraph-rsid="002a1e50" style:font-weight-asian="bold" style:font-weight-complex="bold"/>
    </style:style>
    <style:style style:name="P22" style:family="paragraph" style:parent-style-name="Standard">
      <style:text-properties fo:font-weight="bold" officeooo:rsid="002afae0" officeooo:paragraph-rsid="002afae0" style:font-weight-asian="bold" style:font-weight-complex="bold"/>
    </style:style>
    <style:style style:name="P23" style:family="paragraph" style:parent-style-name="Standard">
      <style:text-properties fo:font-weight="bold" officeooo:rsid="002c4738" officeooo:paragraph-rsid="002c4738" style:font-weight-asian="bold" style:font-weight-complex="bold"/>
    </style:style>
    <style:style style:name="P24" style:family="paragraph" style:parent-style-name="Standard">
      <style:text-properties fo:font-weight="bold" officeooo:rsid="002d6d1c" officeooo:paragraph-rsid="002d6d1c" style:font-weight-asian="bold" style:font-weight-complex="bold"/>
    </style:style>
    <style:style style:name="P25" style:family="paragraph" style:parent-style-name="Standard">
      <style:text-properties fo:font-weight="normal" officeooo:rsid="00147a7d" officeooo:paragraph-rsid="00147a7d" style:font-weight-asian="normal" style:font-weight-complex="normal"/>
    </style:style>
    <style:style style:name="P26" style:family="paragraph" style:parent-style-name="Standard">
      <style:text-properties fo:font-weight="normal" officeooo:rsid="0014fc1a" officeooo:paragraph-rsid="0014fc1a" style:font-weight-asian="normal" style:font-weight-complex="normal"/>
    </style:style>
    <style:style style:name="P27" style:family="paragraph" style:parent-style-name="Standard">
      <style:text-properties fo:font-weight="normal" officeooo:rsid="00155c97" officeooo:paragraph-rsid="00155c97" style:font-weight-asian="normal" style:font-weight-complex="normal"/>
    </style:style>
    <style:style style:name="P28" style:family="paragraph" style:parent-style-name="Standard">
      <style:text-properties fo:font-weight="normal" officeooo:rsid="0015b154" officeooo:paragraph-rsid="0015b154" style:font-weight-asian="normal" style:font-weight-complex="normal"/>
    </style:style>
    <style:style style:name="P29" style:family="paragraph" style:parent-style-name="Standard">
      <style:text-properties fo:font-weight="normal" officeooo:rsid="0015cda1" officeooo:paragraph-rsid="0015cda1" style:font-weight-asian="normal" style:font-weight-complex="normal"/>
    </style:style>
    <style:style style:name="P30" style:family="paragraph" style:parent-style-name="Standard">
      <style:text-properties fo:font-weight="normal" officeooo:rsid="0015d339" officeooo:paragraph-rsid="0015d339" style:font-weight-asian="normal" style:font-weight-complex="normal"/>
    </style:style>
    <style:style style:name="P31" style:family="paragraph" style:parent-style-name="Standard">
      <style:text-properties fo:font-weight="normal" officeooo:rsid="00170753" officeooo:paragraph-rsid="00170753" style:font-weight-asian="normal" style:font-weight-complex="normal"/>
    </style:style>
    <style:style style:name="P32" style:family="paragraph" style:parent-style-name="Standard">
      <style:text-properties fo:font-weight="normal" officeooo:rsid="00186404" officeooo:paragraph-rsid="00186404" style:font-weight-asian="normal" style:font-weight-complex="normal"/>
    </style:style>
    <style:style style:name="P33" style:family="paragraph" style:parent-style-name="Standard">
      <style:text-properties fo:font-weight="normal" officeooo:rsid="0019782f" officeooo:paragraph-rsid="0019782f" style:font-weight-asian="normal" style:font-weight-complex="normal"/>
    </style:style>
    <style:style style:name="P34" style:family="paragraph" style:parent-style-name="Standard">
      <style:text-properties fo:font-weight="normal" officeooo:rsid="0019e9e7" officeooo:paragraph-rsid="0019e9e7" style:font-weight-asian="normal" style:font-weight-complex="normal"/>
    </style:style>
    <style:style style:name="P35" style:family="paragraph" style:parent-style-name="Standard">
      <style:text-properties fo:font-weight="normal" officeooo:rsid="001c2f4f" officeooo:paragraph-rsid="001c2f4f" style:font-weight-asian="normal" style:font-weight-complex="normal"/>
    </style:style>
    <style:style style:name="P36" style:family="paragraph" style:parent-style-name="Standard">
      <style:text-properties fo:font-weight="normal" officeooo:rsid="001d7aa0" officeooo:paragraph-rsid="001d7aa0" style:font-weight-asian="normal" style:font-weight-complex="normal"/>
    </style:style>
    <style:style style:name="P37" style:family="paragraph" style:parent-style-name="Standard">
      <style:text-properties fo:font-weight="normal" officeooo:rsid="001e4bbb" officeooo:paragraph-rsid="001e4bbb" style:font-weight-asian="normal" style:font-weight-complex="normal"/>
    </style:style>
    <style:style style:name="P38" style:family="paragraph" style:parent-style-name="Standard">
      <style:text-properties fo:font-weight="normal" officeooo:rsid="00206872" officeooo:paragraph-rsid="00206872" style:font-weight-asian="normal" style:font-weight-complex="normal"/>
    </style:style>
    <style:style style:name="P39" style:family="paragraph" style:parent-style-name="Standard">
      <style:text-properties fo:font-weight="normal" officeooo:rsid="00222056" officeooo:paragraph-rsid="00222056" style:font-weight-asian="normal" style:font-weight-complex="normal"/>
    </style:style>
    <style:style style:name="P40" style:family="paragraph" style:parent-style-name="Standard">
      <style:text-properties fo:font-weight="normal" officeooo:rsid="00239019" officeooo:paragraph-rsid="00239019" style:font-weight-asian="normal" style:font-weight-complex="normal"/>
    </style:style>
    <style:style style:name="P41" style:family="paragraph" style:parent-style-name="Standard">
      <style:text-properties fo:font-weight="normal" officeooo:rsid="00251dec" officeooo:paragraph-rsid="00251dec" style:font-weight-asian="normal" style:font-weight-complex="normal"/>
    </style:style>
    <style:style style:name="P42" style:family="paragraph" style:parent-style-name="Standard">
      <style:text-properties fo:font-weight="normal" officeooo:rsid="0026e503" officeooo:paragraph-rsid="0026e503" style:font-weight-asian="normal" style:font-weight-complex="normal"/>
    </style:style>
    <style:style style:name="P43" style:family="paragraph" style:parent-style-name="Standard">
      <style:text-properties fo:font-weight="normal" officeooo:rsid="0028a311" officeooo:paragraph-rsid="0028a311" style:font-weight-asian="normal" style:font-weight-complex="normal"/>
    </style:style>
    <style:style style:name="P44" style:family="paragraph" style:parent-style-name="Standard">
      <style:text-properties fo:font-weight="normal" officeooo:rsid="002a1e50" officeooo:paragraph-rsid="002a1e50" style:font-weight-asian="normal" style:font-weight-complex="normal"/>
    </style:style>
    <style:style style:name="P45" style:family="paragraph" style:parent-style-name="Standard">
      <style:text-properties fo:font-weight="normal" officeooo:rsid="002afae0" officeooo:paragraph-rsid="002afae0" style:font-weight-asian="normal" style:font-weight-complex="normal"/>
    </style:style>
    <style:style style:name="P46" style:family="paragraph" style:parent-style-name="Standard">
      <style:text-properties fo:font-weight="normal" officeooo:rsid="002c4738" officeooo:paragraph-rsid="002c473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a1e50"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d3d71" style:font-weight-asian="bold" style:font-weight-complex="bold"/>
    </style:style>
    <style:style style:name="T5" style:family="text">
      <style:text-properties fo:font-weight="bold" officeooo:rsid="001f7019" style:font-weight-asian="bold" style:font-weight-complex="bold"/>
    </style:style>
    <style:style style:name="T6" style:family="text">
      <style:text-properties officeooo:rsid="0015cda1"/>
    </style:style>
    <style:style style:name="T7" style:family="text">
      <style:text-properties officeooo:rsid="001c2f4f"/>
    </style:style>
    <style:style style:name="T8" style:family="text">
      <style:text-properties officeooo:rsid="001d3d71"/>
    </style:style>
    <style:style style:name="T9" style:family="text">
      <style:text-properties officeooo:rsid="001e320f"/>
    </style:style>
    <style:style style:name="T10" style:family="text">
      <style:text-properties officeooo:rsid="001f7019"/>
    </style:style>
    <style:style style:name="T11" style:family="text">
      <style:text-properties officeooo:rsid="002a1e5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hell</text:p>
      <text:p text:style-name="P1"/>
      <text:p text:style-name="P25">Syntax for a simple command:</text:p>
      <text:p text:style-name="P25"/>
      <text:p text:style-name="P1">command [arg1] [arg2] … [argn] RETURN</text:p>
      <text:p text:style-name="P1"><text:span text:style-name="T1"/></text:p>
      <text:p text:style-name="P1"><text:span text:style-name="T1">Whitespace must separate elements on command line. </text:span></text:p>
      <text:p text:style-name="P1"><text:span text:style-name="T1"/></text:p>
      <text:p text:style-name="P1">[]<text:span text:style-name="T1"> - indicate arguments are optional. </text:span></text:p>
      <text:p text:style-name="P1"/>
      <text:p text:style-name="P1">Options<text:span text:style-name="T1">, a special kind of argument, are usually preceded by one or two hyphens (</text:span>-<text:span text:style-name="T1">)</text:span></text:p>
      <text:p text:style-name="P1"><text:span text:style-name="T1"/></text:p>
      <text:p text:style-name="P1">Usage message<text:span text:style-name="T1"> – is an error message given for commands that require arguments when use it without arguments, with incorrect arguments, or with wrong number of arguments. </text:span></text:p>
      <text:p text:style-name="P1"><text:span text:style-name="T1"/></text:p>
      <text:p text:style-name="P1">Arguments</text:p>
      <text:p text:style-name="P1"/>
      <text:p text:style-name="P1">cp temp tempcopy</text:p>
      <text:p text:style-name="P1"/>
      <text:p text:style-name="P25">Arguments are numbered starting with command itself as 0. </text:p>
      <text:p text:style-name="P25"/>
      <text:p text:style-name="P1">Options</text:p>
      <text:p text:style-name="P1"><text:span text:style-name="T1"/></text:p>
      <text:p text:style-name="P1"><text:span text:style-name="T1">An </text:span>option<text:span text:style-name="T1"> is an argument that modifies the effect of a command. Called options because they are usually optional. Often prefixed with a single hyphen. GNU long (multicharacter) options prefixed by two hyphens. </text:span></text:p>
      <text:p text:style-name="P1"><text:span text:style-name="T1"/></text:p>
      <text:p text:style-name="P1"><text:span text:style-name="T1">Ls -r (reverse)</text:span></text:p>
      <text:p text:style-name="P1"><text:span text:style-name="T1">ls -x (display list of files in horizontally sorted rows</text:span></text:p>
      <text:p text:style-name="P1"><text:span text:style-name="T1"/></text:p>
      <text:p text:style-name="P1"><text:span text:style-name="T1">Can usually group several single-letter options into one argument that starts with single hyphen. </text:span></text:p>
      <text:p text:style-name="P1"><text:span text:style-name="T1">Cannot combine options preceded by two hyphens this way. </text:span></text:p>
      <text:p text:style-name="P1"><text:span text:style-name="T1"/></text:p>
      <text:p text:style-name="P1"><text:span text:style-name="T1">ls -rx</text:span></text:p>
      <text:p text:style-name="P1"><text:span text:style-name="T1"/></text:p>
      <text:p text:style-name="P1"><text:span text:style-name="T1">--help: many utilities have –help options</text:span></text:p>
      <text:p text:style-name="P1"><text:span text:style-name="T1"/></text:p>
      <text:p text:style-name="P1"><text:span text:style-name="T1">Some utilities require arguments. These arguments are not optional. </text:span></text:p>
      <text:p text:style-name="P1"><text:span text:style-name="T1"/></text:p>
      <text:p text:style-name="P1"><text:span text:style-name="T1">Gcc prog.c -o prog</text:span></text:p>
      <text:p text:style-name="P1"><text:span text:style-name="T1"/></text:p>
      <text:p text:style-name="P1"><text:span text:style-name="T1">Some require an equal size between option and its argument</text:span></text:p>
      <text:p text:style-name="P1"><text:span text:style-name="T1"/></text:p>
      <text:p text:style-name="P1"><text:span text:style-name="T1">diff -W 60 filea fileb</text:span></text:p>
      <text:p text:style-name="P1"><text:span text:style-name="T1">diff –width=60 filea file b</text:span></text:p>
      <text:p text:style-name="P1"><text:span text:style-name="T1"/></text:p>
      <text:p text:style-name="P1">Tip: Displaying readable file sizes: -h option</text:p>
      <text:p text:style-name="P25">Most utilities report file sizes in bytes. Number can be difficult to read when working with file sizes in gb or tb. Use <text:span text:style-name="T3">-h</text:span>(or –<text:span text:style-name="T3">human-readable</text:span>) option to display file sizes in kb, mb, gb, and tb. </text:p>
      <text:p text:style-name="P25"><text:soft-page-break/></text:p>
      <text:p text:style-name="P25">Another convention allows utilities to work with arguments that start with hyphen.</text:p>
      <text:p text:style-name="P25"/>
      <text:p text:style-name="P25">If a file exists named <text:span text:style-name="T3">-l</text:span> then:</text:p>
      <text:p text:style-name="P25"/>
      <text:p text:style-name="P1">ls -l<text:span text:style-name="T1"> </text:span></text:p>
      <text:p text:style-name="P1"><text:span text:style-name="T1"/></text:p>
      <text:p text:style-name="P1"><text:span text:style-name="T1">is ambigious. </text:span></text:p>
      <text:p text:style-name="P1"><text:span text:style-name="T1"/></text:p>
      <text:p text:style-name="P1"><text:span text:style-name="T1">To disambiguate preceding command, can type:</text:span></text:p>
      <text:p text:style-name="P1">ls – -l</text:p>
      <text:p text:style-name="P1"/>
      <text:p text:style-name="P25">Two consecutive hyphens indicate end of options. Not hard and fast rule though and many utlities do not follow it. </text:p>
      <text:p text:style-name="P25"/>
      <text:p text:style-name="P25">Can also refer to file with working directoru</text:p>
      <text:p text:style-name="P25"/>
      <text:p text:style-name="P1">ls ./-l</text:p>
      <text:p text:style-name="P1"/>
      <text:p text:style-name="P26">or absolute filename</text:p>
      <text:p text:style-name="P26"/>
      <text:p text:style-name="P2">ls /home/david/-l</text:p>
      <text:p text:style-name="P2"/>
      <text:p text:style-name="P3">Simple Commands</text:p>
      <text:p text:style-name="P3"/>
      <text:p text:style-name="P27">Simple command comprises zero or more variable assignments followed by a command line. Terminated by a control operator (e.g. <text:span text:style-name="T3">&amp;, ;, |, NEWLINE</text:span>). Has following syntax:</text:p>
      <text:p text:style-name="P27"/>
      <text:p text:style-name="P3">[name=value …] command-line</text:p>
      <text:p text:style-name="P3"><text:span text:style-name="T1"/></text:p>
      <text:p text:style-name="P3"><text:span text:style-name="T1">Shell assigns a </text:span>value<text:span text:style-name="T1"> to each </text:span>name<text:span text:style-name="T1"> and places it in environment of program that </text:span>command-lin<text:span text:style-name="T1"> calls so it is available to called program and its children as a variable. Shell evaluates </text:span>name=value <text:span text:style-name="T1">from left to right. So right-most value takes precedence if name appears more than once. Command line may include redirection operators &gt; and &lt; and exit status of simple command is its return value. </text:span></text:p>
      <text:p text:style-name="P3"><text:span text:style-name="T1"/></text:p>
      <text:p text:style-name="P3"><text:span text:style-name="T1">Under </text:span>tcsh<text:span text:style-name="T1"> must use </text:span>env<text:span text:style-name="T1"> to place variables in environment of a called program without declaring them in calling shell. </text:span></text:p>
      <text:p text:style-name="P3"><text:span text:style-name="T1"/></text:p>
      <text:p text:style-name="P3">$ cat echo_ee</text:p>
      <text:p text:style-name="P27">echo “The value of ee variable is: $ee”</text:p>
      <text:p text:style-name="P27"/>
      <text:p text:style-name="P3">$ ./echo_ee</text:p>
      <text:p text:style-name="P27">The value of the ee variable is:</text:p>
      <text:p text:style-name="P3">$ ee=88 ./echo_ee</text:p>
      <text:p text:style-name="P27">The value of the ee variable is: 88</text:p>
      <text:p text:style-name="P3">$ echo $ee</text:p>
      <text:p text:style-name="P3"><text:span text:style-name="T1"/></text:p>
      <text:p text:style-name="P3"><text:span text:style-name="T1">$</text:span></text:p>
      <text:p text:style-name="P3"/>
      <text:p text:style-name="P4"><text:soft-page-break/>PROCESSING THE COMMAND LINE</text:p>
      <text:p text:style-name="P4"/>
      <text:p text:style-name="P28">As enter a command line, the <text:span text:style-name="T3">tty</text:span> device driver (part of Linux kernel) examine each character to see whether it must take immediate action. When user presses CTRL-H (erase char) or CTRL-U (erase line), device driver immediately adjusts command line as required, shell never sees character(s) erased or line killed. Similar adjustment often takes place with CTRL-W (erase word)</text:p>
      <text:p text:style-name="P28"/>
      <text:p text:style-name="P28">When char entered does not required immediate action, device driver stores char in a buffer and waits for additional chars. When press <text:span text:style-name="T3">RETURN</text:span>, device driver pases command line to shell for processing. </text:p>
      <text:p text:style-name="P28"/>
      <text:p text:style-name="P28">Shell processes command line. Looks at line as a whole and <text:span text:style-name="T3">parses</text:span> (breaks) it into its component parts. <text:s/><text:span text:style-name="T6">Shell takes first characters on command line up to first blank (TAB and SPACE) and then looks for a command with that name. Command name (first token) can be specified on command line either as a simple filename or as a pathname. </text:span></text:p>
      <text:p text:style-name="P28"/>
      <text:p text:style-name="P29">Ls or /bin/ls</text:p>
      <text:p text:style-name="P29"/>
      <text:p text:style-name="P5">Also:</text:p>
      <text:p text:style-name="P5"><text:span text:style-name="T1">The shell does not require the name of the program to appear first on command line. Thus can structure a command line as:</text:span></text:p>
      <text:p text:style-name="P5"><text:span text:style-name="T1"/></text:p>
      <text:p text:style-name="P5">$ &gt;bb &lt;aa</text:p>
      <text:p text:style-name="P5"><text:span text:style-name="T1"/></text:p>
      <text:p text:style-name="P5"><text:span text:style-name="T1">Command runs </text:span>cat<text:span text:style-name="T1"> with standard input coming from file named aa and standard output going to file named bb</text:span></text:p>
      <text:p text:style-name="P5"><text:span text:style-name="T1"/></text:p>
      <text:p text:style-name="P5"><text:span text:style-name="T1">Three ways to specify name of a file you want shell to execute:</text:span></text:p>
      <text:list xml:id="list216854322825530653" text:style-name="L1">
        <text:list-item>
          <text:p text:style-name="P6"><text:span text:style-name="T1">Absolute pathname - /home/david/exec</text:span></text:p>
        </text:list-item>
        <text:list-item>
          <text:p text:style-name="P6"><text:span text:style-name="T1">relative pathname – ls Documents</text:span></text:p>
        </text:list-item>
        <text:list-item>
          <text:p text:style-name="P6"><text:span text:style-name="T1">or as simple file name $ hello</text:span></text:p>
        </text:list-item>
      </text:list>
      <text:p text:style-name="P5"><text:span text:style-name="T1"/></text:p>
      <text:p text:style-name="P7"><text:span text:style-name="T1">First two look for command in specified directory. Last looks for command in directories specified by the variable </text:span>PATH<text:span text:style-name="T1">. A shell may not find a file that is in a directory not in </text:span>PATH<text:span text:style-name="T1">. </text:span></text:p>
      <text:p text:style-name="P7"><text:span text:style-name="T1"/></text:p>
      <text:p text:style-name="P7">Process –<text:span text:style-name="T1"> the execution of a command by Linux. Shell starts process when it finds executable with name specified on command line. </text:span></text:p>
      <text:p text:style-name="P7"><text:span text:style-name="T1"/></text:p>
      <text:p text:style-name="P7"><text:span text:style-name="T1">While command is executing, the shell waits for process to finish. At this point, shell is in an inactive state named </text:span>sleep<text:span text:style-name="T1">. When program finishes execution, it passes its </text:span>exit<text:span text:style-name="T1"> </text:span>status<text:span text:style-name="T1"> to the shell. Shell returns to an active states (wakes up), issues a prompt, and waits for another command. </text:span></text:p>
      <text:p text:style-name="P7"><text:span text:style-name="T1"/></text:p>
      <text:p text:style-name="P7">STANDARD INPUT AND STANDARD OUTPUT</text:p>
      <text:p text:style-name="P7"/>
      <text:p text:style-name="P7">Standard output <text:span text:style-name="T1">is a place to which a program can send information (e.g. text) . </text:span></text:p>
      <text:p text:style-name="P7"><text:span text:style-name="T1"/></text:p>
      <text:p text:style-name="P7"><text:span text:style-name="T1">Programs do not know where the information sent to standard output goes. Can go to printer, ordinary file, or screen. </text:span></text:p>
      <text:p text:style-name="P7"><text:span text:style-name="T1"/></text:p>
      <text:p text:style-name="P7"><text:soft-page-break/><text:span text:style-name="T1">By default, standard output of shell is the screen. </text:span></text:p>
      <text:p text:style-name="P7"><text:span text:style-name="T1"/></text:p>
      <text:p text:style-name="P7">Standard input <text:span text:style-name="T1">is a place a program gets information from. By default, shell directs standard input from the keyboard. </text:span></text:p>
      <text:p text:style-name="P7"><text:span text:style-name="T1"/></text:p>
      <text:p text:style-name="P7"><text:span text:style-name="T1">Also, program never “knows” where information comes from. </text:span></text:p>
      <text:p text:style-name="P7"><text:span text:style-name="T1"/></text:p>
      <text:p text:style-name="P7">Standard error<text:span text:style-name="T1"> – running program has place to send error messages. By default, shell directs standard error to screen. </text:span></text:p>
      <text:p text:style-name="P7"><text:span text:style-name="T1"/></text:p>
      <text:p text:style-name="P7">Tip:</text:p>
      <text:p text:style-name="P30">By convention, process expects that the program that called it (the shell usually) has set up standard input, standard output, and standard error so the process can use them immediately. Called process does not have to know which files or devices are stdin, stdout, stderr.</text:p>
      <text:p text:style-name="P30"/>
      <text:p text:style-name="P31">However, process can query kernel to get information about device that stdin, stdout, and stderr is connected to. </text:p>
      <text:p text:style-name="P31"/>
      <text:p text:style-name="P31">The <text:span text:style-name="T3">ls</text:span> utility displays output in multiple columns when output goes to screen but generates a single column of output when the output is redirected to a file or another program. </text:p>
      <text:p text:style-name="P31"/>
      <text:p text:style-name="P31">The utility uses the <text:span text:style-name="T3">isatty()</text:span> system call to determine if output is going to the screen (a <text:span text:style-name="T3">tty</text:span>). In addition, <text:span text:style-name="T3">ls</text:span> can use another system call to determine the width of the screen it is sending output to; with this information it can modify its output to fit the screen. </text:p>
      <text:p text:style-name="P31"/>
      <text:p text:style-name="P31">Compare output of <text:span text:style-name="T3">ls</text:span> by itself and when you send it through a pipeline to <text:span text:style-name="T3">less</text:span>. </text:p>
      <text:p text:style-name="P31"/>
      <text:p text:style-name="P8">DEVICE FILES</text:p>
      <text:p text:style-name="P8"/>
      <text:p text:style-name="P8">Device file<text:span text:style-name="T1"> resides in the file structure, usually in the </text:span>/dev<text:span text:style-name="T1"> directory, and represents a peripheral device, such as a terminal, printer, or disk drive. </text:span></text:p>
      <text:p text:style-name="P8"><text:span text:style-name="T1"/></text:p>
      <text:p text:style-name="P8"><text:span text:style-name="T1">The device name the </text:span>who<text:span text:style-name="T1"> utility displays following a usrename is the filename of the terminal that user is working on . When </text:span>who<text:span text:style-name="T1"> displays device name </text:span>pts/4<text:span text:style-name="T1">, the pathname of terminal is </text:span>/dev/pts/4<text:span text:style-name="T1">. </text:span></text:p>
      <text:p text:style-name="P8"><text:span text:style-name="T1"/></text:p>
      <text:p text:style-name="P8"><text:span text:style-name="T1">When work with multiple windows, each window has its own device name. Can use the </text:span>tty<text:span text:style-name="T1"> utility to display the name of the device that you give the command from.</text:span></text:p>
      <text:p text:style-name="P8"><text:span text:style-name="T1"/></text:p>
      <text:p text:style-name="P8"><text:span text:style-name="T1">Although would normally not have an occasion to do so, you can read from and write to this file as though it were a text file.</text:span></text:p>
      <text:p text:style-name="P8"><text:span text:style-name="T1"/></text:p>
      <text:p text:style-name="P8"><text:span text:style-name="T1">Reading from device file that represents the terminal you are using reads what user enters on keyboard, writing to it displays what user writes on screen. </text:span></text:p>
      <text:p text:style-name="P8"><text:span text:style-name="T1"/></text:p>
      <text:p text:style-name="P8">KEYBOARD AND SCREEN AS STANDARD INPUT AND STANDARD OUTPUT</text:p>
      <text:p text:style-name="P8"/>
      <text:p text:style-name="P32">After log in, shell directs standard output of commands you enter to the device file that represents the terminal. Causes output to appear on screen. </text:p>
      <text:p text:style-name="P32"/>
      <text:p text:style-name="P33"><text:soft-page-break/>Shell also directs standard input to come from same file, so commands receive as input anything typed on keyboard.</text:p>
      <text:p text:style-name="P33"/>
      <text:p text:style-name="P9">Cat<text:span text:style-name="T1"> – When run, copies a file to standard output. Because shell directs standard output to screen, </text:span>cat<text:span text:style-name="T1"> displays file on screen. </text:span></text:p>
      <text:p text:style-name="P9"><text:span text:style-name="T1"/></text:p>
      <text:p text:style-name="P9"><text:span text:style-name="T1">When don't give cat argument, takes its input from standard input. </text:span></text:p>
      <text:p text:style-name="P9"><text:span text:style-name="T1"/></text:p>
      <text:p text:style-name="P9"><text:span text:style-name="T1">CTRL-D is EOF. </text:span></text:p>
      <text:p text:style-name="P9"><text:span text:style-name="T1"/></text:p>
      <text:p text:style-name="P9">REDIRECTION</text:p>
      <text:p text:style-name="P9"/>
      <text:p text:style-name="P9">Redirection<text:span text:style-name="T1"> encompasses various ways user can cause shell to alter where stdin of a command comes from and where stdout goes to.</text:span></text:p>
      <text:p text:style-name="P9"><text:span text:style-name="T1"/></text:p>
      <text:p text:style-name="P9">Redirect Standard Output</text:p>
      <text:p text:style-name="P9"/>
      <text:p text:style-name="P9">command [arguments] &gt; filename</text:p>
      <text:p text:style-name="P9"/>
      <text:p text:style-name="P33">The <text:span text:style-name="T3">redirect output symbol (&gt;) </text:span>instructs shell to redirect output of a command to specified file instead of to screen</text:p>
      <text:p text:style-name="P33"/>
      <text:p text:style-name="P9">$ cat &gt; sample.txt</text:p>
      <text:p text:style-name="P9"><text:span text:style-name="T1"/></text:p>
      <text:p text:style-name="P9">CAUTION: Redirecting output can destroy a file: </text:p>
      <text:p text:style-name="P9"><text:span text:style-name="T1">If file exists, shell will overwrite and destroy its contents. </text:span></text:p>
      <text:p text:style-name="P1"/>
      <text:p text:style-name="P33">Can be used to <text:span text:style-name="T3">catenate </text:span>(join one after the other) several files into one larger file. </text:p>
      <text:p text:style-name="P33"/>
      <text:p text:style-name="P9">$ cat stationary tape pens &gt; supply_orders</text:p>
      <text:p text:style-name="P9"/>
      <text:p text:style-name="P9">REDIRECTING STANDARD INPUT</text:p>
      <text:p text:style-name="P9"/>
      <text:p text:style-name="P10">command [arguments] &lt; filename</text:p>
      <text:p text:style-name="P10"><text:span text:style-name="T1"/></text:p>
      <text:p text:style-name="P10"><text:span text:style-name="T1">The </text:span>redirect input symbol (&lt;) <text:span text:style-name="T1">instructs shell to redirect a command's input to come from the specified file instead of from the keyboard. </text:span></text:p>
      <text:p text:style-name="P10"><text:span text:style-name="T1"/></text:p>
      <text:p text:style-name="P34">Redirecting <text:span text:style-name="T3">cat's</text:span> input is same as giving it an argument. The <text:span text:style-name="T3">cat</text:span> utility is a member of a class of utilities that function in this manner. Others are <text:span text:style-name="T3">grep, lpr, sort, </text:span>and <text:span text:style-name="T3">Perl</text:span>. If command line includes filename as argument, utility takes its input from specified file, otherwise its input it stdin. </text:p>
      <text:p text:style-name="P34"/>
      <text:p text:style-name="P10">REDIRECTING OUTPUT CAN DESTROY A FILE</text:p>
      <text:p text:style-name="P34">&gt; sucks all data from file before inputting new data</text:p>
      <text:p text:style-name="P10"/>
      <text:p text:style-name="P10">$ cat orange pear &gt; orange<text:span text:style-name="T1"> → error</text:span></text:p>
      <text:p text:style-name="P10"><text:span text:style-name="T1"/></text:p>
      <text:p text:style-name="P10">$ grep apple a b c &gt; a ouput <text:span text:style-name="T1">→ error</text:span></text:p>
      <text:p text:style-name="P10"><text:span text:style-name="T1"/></text:p>
      <text:p text:style-name="P10"><text:soft-page-break/>noclobber: Prevents overwriting Files</text:p>
      <text:p text:style-name="P10"/>
      <text:p text:style-name="P10">noclobber <text:span text:style-name="T1">feature prevents user from overwriting a file using redirectoin. </text:span></text:p>
      <text:p text:style-name="P10"><text:span text:style-name="T1"/></text:p>
      <text:p text:style-name="P10">$ set -o noclobber <text:span text:style-name="T1">→ turns noclobber on</text:span></text:p>
      <text:p text:style-name="P10">$ set +o noclobber <text:span text:style-name="T1">→ turns noclobber off</text:span></text:p>
      <text:p text:style-name="P10"/>
      <text:p text:style-name="P34">Can use <text:span text:style-name="T3">(&gt;|)</text:span> to override noclobber after redirect symbol. </text:p>
      <text:p text:style-name="P34"/>
      <text:p text:style-name="P10">CAUTION: DO NOT TRUST NO CLOBBER</text:p>
      <text:p text:style-name="P34">Does not protect from certain instances or using cp or mv</text:p>
      <text:p text:style-name="P34"/>
      <text:p text:style-name="P10">Appending Standard Output to a File</text:p>
      <text:p text:style-name="P10"/>
      <text:p text:style-name="P34">The <text:span text:style-name="T3">append output symbol (&gt;&gt;) </text:span>causes shell to add new information to end of a file, leaving existing information intact. <text:span text:style-name="T7">Convenient way of concatenating two files into one. </text:span></text:p>
      <text:p text:style-name="P34"/>
      <text:p text:style-name="P11">$ cat orange &gt;&gt; pair</text:p>
      <text:p text:style-name="P11"/>
      <text:p text:style-name="P11">/dev/null: MAKING DATA DISAPPEAR</text:p>
      <text:p text:style-name="P11"/>
      <text:p text:style-name="P11">/dev/null<text:span text:style-name="T1"> device is a </text:span>data sink<text:span text:style-name="T1">, commonly referred to as </text:span>bit bucket<text:span text:style-name="T1">. Can redirect output you do not want to keep or see to </text:span>/dev/null<text:span text:style-name="T1">, and output will disappear without a trace</text:span></text:p>
      <text:p text:style-name="P11"><text:span text:style-name="T1"/></text:p>
      <text:p text:style-name="P11"><text:span text:style-name="T1">Reading from </text:span>/dev/null<text:span text:style-name="T1"> yields a null string.</text:span></text:p>
      <text:p text:style-name="P11"><text:span text:style-name="T1"/></text:p>
      <text:p text:style-name="P11"><text:span text:style-name="T1">Following truncates a file named messages to zero length while preserving ownership and permissions:</text:span></text:p>
      <text:p text:style-name="P11"><text:span text:style-name="T1"/></text:p>
      <text:p text:style-name="P11">$ ls -lh message</text:p>
      <text:p text:style-name="P35">-rw-rw-r--. 1 sam pubs 125K 03-16 14:30 messages</text:p>
      <text:p text:style-name="P11">$cat /dev/null &gt; messages</text:p>
      <text:p text:style-name="P11">$ ls -lh messages</text:p>
      <text:p text:style-name="P35">-rw-rw-r--. 1 sam pubs 0 03-16 14:32 messages</text:p>
      <text:p text:style-name="P11"><text:span text:style-name="T1"/></text:p>
      <text:p text:style-name="P11">PIPELINES</text:p>
      <text:p text:style-name="P11"/>
      <text:p text:style-name="P35">A <text:span text:style-name="T3">pipeline</text:span> consists of one ore more commands separated by a <text:span text:style-name="T3">pipe symbol </text:span>( <text:span text:style-name="T3">| </text:span>). Shell connects standard output (and optionally standard error) of command preceding the pipe symbl to standard input of the command following the pipe symbol. </text:p>
      <text:p text:style-name="P35"/>
      <text:p text:style-name="P35">Same effect as redirecting standard output of one command to a file and then using that file as standard input to another command. </text:p>
      <text:p text:style-name="P35"/>
      <text:p text:style-name="P11">Command_a [arguments] | command_b [arguments]</text:p>
      <text:p text:style-name="P11"/>
      <text:p text:style-name="P11">=</text:p>
      <text:p text:style-name="P11"/>
      <text:p text:style-name="P11">command_a [arguments] &gt; temp</text:p>
      <text:p text:style-name="P11">command_b [arguments] &lt; temp</text:p>
      <text:p text:style-name="P11"><text:soft-page-break/>rm temp</text:p>
      <text:p text:style-name="P10"/>
      <text:p text:style-name="P11">Tip: <text:span text:style-name="T1">More precisely, a </text:span>bash<text:span text:style-name="T1"> pipeline comprises ore ore more simple commands separated by a </text:span>| <text:span text:style-name="T1">or |&amp;</text:span> <text:span text:style-name="T1">control operator. Has following syntax:</text:span></text:p>
      <text:p text:style-name="P11"><text:span text:style-name="T1"/></text:p>
      <text:p text:style-name="P11">$ who } grep 'sam'</text:p>
      <text:p text:style-name="P11"/>
      <text:p text:style-name="P11">[time] [!] command1 [| | |&amp; command2 …]</text:p>
      <text:p text:style-name="P35"/>
      <text:p text:style-name="P35">where time is optional utility that summarizes system resources used by pipeline, ! Logically negates the exit status returned by the pipeline, and the <text:span text:style-name="T3">commands</text:span> are simple commands, separated by | or |&amp;</text:p>
      <text:p text:style-name="P35"/>
      <text:p text:style-name="P35">|&amp; - short for 2&gt;&amp;1 (see seinding errors through pip) and sends standard output and standard error of command1 to standard input of command2. <text:span text:style-name="T8">Exit status of pipeline is exit status of last simple command unless </text:span><text:span text:style-name="T4">pipefail</text:span><text:span text:style-name="T8"> is set, in which case the exit status is rightmost simple command that failed (returned a nonzero exit status) or zero if all simple commands completed successfully. </text:span></text:p>
      <text:p text:style-name="P35"/>
      <text:p text:style-name="P12">Examples:</text:p>
      <text:p text:style-name="P12"/>
      <text:p text:style-name="P12">tr<text:span text:style-name="T1">. Can include in a pipeline any utility that accepts input either from a file specified on command line or from standard input. Can also include utlities that accept input only from standard input.</text:span>tr<text:span text:style-name="T1"> takes input from stdin only. </text:span></text:p>
      <text:p text:style-name="P12"><text:span text:style-name="T1"/></text:p>
      <text:p text:style-name="P12">$ tr string1 string2</text:p>
      <text:p text:style-name="P12"/>
      <text:p text:style-name="P36">The <text:span text:style-name="T3">tr</text:span> utility accepts input from stdin and looks for chars that match one of chars in string1 upon. Upon finding a match, translates the matched characters in string1 to the corresponding chars in string2 and so forth. Sends output to standard output. </text:p>
      <text:p text:style-name="P36"/>
      <text:p text:style-name="P12">$ cat abstract</text:p>
      <text:p text:style-name="P36">I took a cab today!</text:p>
      <text:p text:style-name="P12"><text:span text:style-name="T9">$ </text:span>cat abstract | tr abc ABC</text:p>
      <text:p text:style-name="P36"><text:span text:style-name="T9">I </text:span>took A CAB todAy!</text:p>
      <text:p text:style-name="P12"><text:span text:style-name="T9">$ </text:span>tr abc ABC &lt; abstract</text:p>
      <text:p text:style-name="P36"><text:span text:style-name="T9">I </text:span>took A CAB todAy!</text:p>
      <text:p text:style-name="P36"/>
      <text:p text:style-name="P37">The <text:span text:style-name="T3">lpr</text:span> (line printer) utility accepts input from either a file or standard input. When type name of file following <text:span text:style-name="T3">lpr</text:span> on command line, it places file in print queue. <text:span text:style-name="T10">When do not specify a filename on the command line, </text:span><text:span text:style-name="T5">lrp</text:span><text:span text:style-name="T10"> takes input from standard input. Lets use of pipe to redirect input to </text:span><text:span text:style-name="T5">lpr</text:span><text:span text:style-name="T10">. </text:span></text:p>
      <text:p text:style-name="P37"/>
      <text:p text:style-name="P13">Sort</text:p>
      <text:p text:style-name="P13"/>
      <text:p text:style-name="P13">$ who | sort</text:p>
      <text:p text:style-name="P13">=</text:p>
      <text:p text:style-name="P13">$ who &gt; temp</text:p>
      <text:p text:style-name="P13">$ sort &lt; temp</text:p>
      <text:p text:style-name="P13">$ rm temp</text:p>
      <text:p text:style-name="P13"/>
      <text:p text:style-name="P14">grep –<text:span text:style-name="T1"> the </text:span>grep <text:span text:style-name="T1">utility displays the line containing the string specified</text:span></text:p>
      <text:p text:style-name="P14"><text:soft-page-break/>$ who | grep sam</text:p>
      <text:p text:style-name="P38">sam<text:tab/>tty1<text:tab/>2013-03-24 05:00</text:p>
      <text:p text:style-name="P38"/>
      <text:p text:style-name="P14">less – <text:span text:style-name="T1">displays text one screen at a time. To view another screen, press </text:span>SPACE<text:span text:style-name="T1"> bar. To view one more line press </text:span>RETURN.<text:span text:style-name="T1"> Press </text:span>h<text:span text:style-name="T1"> for help and </text:span>q<text:span text:style-name="T1"> to quit. </text:span></text:p>
      <text:p text:style-name="P14"><text:span text:style-name="T1"/></text:p>
      <text:p text:style-name="P14"><text:span text:style-name="T1">The pipe symbol (</text:span>|<text:span text:style-name="T1">) implies continuation. </text:span></text:p>
      <text:p text:style-name="P14"><text:span text:style-name="T1"/></text:p>
      <text:p text:style-name="P14">$ who | grep 'sam'</text:p>
      <text:p text:style-name="P38">sam<text:tab/>tty1<text:tab/>2013-03-24 05:00</text:p>
      <text:p text:style-name="P38"/>
      <text:p text:style-name="P38">is same as </text:p>
      <text:p text:style-name="P14">$ who |</text:p>
      <text:p text:style-name="P14">&gt; grep 'sam'</text:p>
      <text:p text:style-name="P38">sam<text:tab/>tty1<text:tab/>2013-03-24 05:00</text:p>
      <text:p text:style-name="P38"/>
      <text:p text:style-name="P15">FILTERS</text:p>
      <text:p text:style-name="P15"/>
      <text:p text:style-name="P15">Filter –<text:span text:style-name="T1"> a command that processes an input stream of data to produce an output stream of data. </text:span></text:p>
      <text:p text:style-name="P15"><text:span text:style-name="T1"/></text:p>
      <text:p text:style-name="P15"><text:span text:style-name="T1">Command line that includes a filter uses a pipe symbol to connect standard output of one command to standard input of the filter. Another pipe symbol connects standard output of filter to standard input of another command. [NOT ALL UTILITIES CAN BE USED AS FILTERS]</text:span></text:p>
      <text:p text:style-name="P15"><text:span text:style-name="T1"/></text:p>
      <text:p text:style-name="P16">sort<text:span text:style-name="T1"> is a filter, taking standard input from standard output of </text:span>who <text:span text:style-name="T1">and using pipe to redirect standard output to standard input of </text:span>lpr<text:span text:style-name="T1"> </text:span></text:p>
      <text:p text:style-name="P16"><text:span text:style-name="T1"/></text:p>
      <text:p text:style-name="P16">$ who | sort | lpr</text:p>
      <text:p text:style-name="P16"/>
      <text:p text:style-name="P39">Can piece together utilities on command line to achieve results you want. </text:p>
      <text:p text:style-name="P39"/>
      <text:p text:style-name="P16">Tee – <text:span text:style-name="T1">copies its standard input both to a file and to standard output. Takes a single stream of input and sends output in two directions. </text:span></text:p>
      <text:p text:style-name="P16"><text:span text:style-name="T1"/></text:p>
      <text:p text:style-name="P16">$ who | tee who.out | grep david</text:p>
      <text:p text:style-name="P16"/>
      <text:p text:style-name="P39">Use <text:span text:style-name="T3">-a</text:span> to <text:span text:style-name="T3">append </text:span>instead of overwriting file. </text:p>
      <text:p text:style-name="P39"/>
      <text:p text:style-name="P16">LISTS</text:p>
      <text:p text:style-name="P16"/>
      <text:p text:style-name="P39">A <text:span text:style-name="T3">list </text:span>is one ore more pipes (including simple commands) each separated from next one by one of following control operators: <text:span text:style-name="T3">;</text:span>, <text:span text:style-name="T3">&amp;</text:span>, <text:span text:style-name="T3">&amp;&amp; </text:span>or <text:span text:style-name="T3">||.</text:span></text:p>
      <text:p text:style-name="P39"><text:span text:style-name="T3"/></text:p>
      <text:p text:style-name="P39">&amp;&amp; and || have equal precedence, followed by ; and &amp;, which have equal precedence. </text:p>
      <text:p text:style-name="P39"/>
      <text:p text:style-name="P16">AND list:</text:p>
      <text:p text:style-name="P39"/>
      <text:p text:style-name="P16">pipeline1 &amp;&amp; pipeline2</text:p>
      <text:p text:style-name="P39">Where pipeline2 is executed iff pipeline1 returned a true (zero) exit status. </text:p>
      <text:p text:style-name="P16"><text:soft-page-break/>$ mkdir /newdir &amp;&amp; cd /newdir</text:p>
      <text:p text:style-name="P39">mkdir: cannot create directory '/newdir' : Permission denied</text:p>
      <text:p text:style-name="P39"/>
      <text:p text:style-name="P39">First command fails, so second does not execute.</text:p>
      <text:p text:style-name="P39"/>
      <text:p text:style-name="P39">Exit status of AND or OR lists is exit status of last command in the list that is executed. </text:p>
      <text:p text:style-name="P39"/>
      <text:p text:style-name="P16">OR List</text:p>
      <text:p text:style-name="P16"><text:span text:style-name="T1"/></text:p>
      <text:p text:style-name="P16">pipeline1 || pipeline2</text:p>
      <text:p text:style-name="P16"><text:span text:style-name="T1">where pipeline2 is executed iff pipeline1 returns a false (nonzero) exit status. </text:span></text:p>
      <text:p text:style-name="P16"><text:span text:style-name="T1"/></text:p>
      <text:p text:style-name="P16">Ping – <text:span text:style-name="T1">tests connection to a remote machine and sends standard output and standard error to </text:span>/dev/null</text:p>
      <text:p text:style-name="P16"><text:span text:style-name="T1"/></text:p>
      <text:p text:style-name="P16">$ping -cl station &amp;&gt;/dev/null || echo “station is down”</text:p>
      <text:p text:style-name="P39">station is down</text:p>
      <text:p text:style-name="P39"/>
      <text:p text:style-name="P39">First command fails, so second executes. </text:p>
      <text:p text:style-name="P39"/>
      <text:p text:style-name="P16">RUNNING A COMMAND IN BACKGROUND</text:p>
      <text:p text:style-name="P16"/>
      <text:p text:style-name="P17">Foreground<text:span text:style-name="T1"> – when command runs in foreground, shell waits for it to finish before displaying another prompt and allowing user to continue. </text:span></text:p>
      <text:p text:style-name="P17"><text:span text:style-name="T1"/></text:p>
      <text:p text:style-name="P17">Background<text:span text:style-name="T1"> – when command runs in background, user does not have to wait for the command to finish before running another command. </text:span></text:p>
      <text:p text:style-name="P17"><text:span text:style-name="T1"/></text:p>
      <text:p text:style-name="P17">Job <text:span text:style-name="T1">is another name for a process running a pipeline (which can be simple command). Can have only one foreground job on a screen, but can have many background jobs. </text:span></text:p>
      <text:p text:style-name="P17"><text:span text:style-name="T1"/></text:p>
      <text:p text:style-name="P17">Multitasking<text:span text:style-name="T1"> – running more than one job at a time. </text:span></text:p>
      <text:p text:style-name="P17"><text:span text:style-name="T1"/></text:p>
      <text:p text:style-name="P17"><text:span text:style-name="T1">Attack </text:span>&amp; <text:span text:style-name="T1">to end of command line to run command in background. </text:span></text:p>
      <text:p text:style-name="P17"><text:span text:style-name="T1"/></text:p>
      <text:p text:style-name="P17">$ gedit <text:span text:style-name="T1">&amp;</text:span></text:p>
      <text:p text:style-name="P17"><text:span text:style-name="T1"/></text:p>
      <text:p text:style-name="P40">Shell assigns small number to the job and displays this <text:span text:style-name="T3">job number</text:span> between bracket. Following job number is the <text:span text:style-name="T3">process identification (PID)</text:span> <text:span text:style-name="T3">number </text:span>– a large number assigned by OS. </text:p>
      <text:p text:style-name="P40"/>
      <text:p text:style-name="P41">Then shell returns message when process completes. </text:p>
      <text:p text:style-name="P41"/>
      <text:p text:style-name="P18">Moving Job from Foreground to Background<text:span text:style-name="T1">.</text:span></text:p>
      <text:p text:style-name="P18"><text:span text:style-name="T1"/></text:p>
      <text:p text:style-name="P19"><text:span text:style-name="T1">Can suspend foreground job by pressing suspend key, </text:span>CTRL-Z. <text:span text:style-name="T1">Shell stops process and disconnects standard input from keyboard. But still sends standard output and standard error to screen. </text:span></text:p>
      <text:p text:style-name="P19"><text:span text:style-name="T1"/></text:p>
      <text:p text:style-name="P19"><text:span text:style-name="T1">Can put suspended job in background and restart it by using </text:span>bg<text:span text:style-name="T1"> command followed by job number. Can redirect output of job running in background to keep it from interfering with whatever user is working on in foreground.</text:span></text:p>
      <text:p text:style-name="P19"><text:soft-page-break/><text:span text:style-name="T1"/></text:p>
      <text:p text:style-name="P19"><text:span text:style-name="T1">Only foreground job can take input from keyboard.</text:span></text:p>
      <text:p text:style-name="P19"><text:span text:style-name="T1"/></text:p>
      <text:p text:style-name="P19"><text:span text:style-name="T1">To bring program to foreground, type </text:span>fg<text:span text:style-name="T1">. No arguments needed when only one job is in background. If more than one job in background, type:</text:span></text:p>
      <text:p text:style-name="P19"><text:span text:style-name="T1"/></text:p>
      <text:p text:style-name="P19">fg %[<text:span text:style-name="T1">job number</text:span>]</text:p>
      <text:p text:style-name="P19"><text:span text:style-name="T1"/></text:p>
      <text:p text:style-name="P19">kill: Aborting A Background Job</text:p>
      <text:p text:style-name="P19"/>
      <text:p text:style-name="P42">Interrupt key (usually <text:span text:style-name="T3">CTRL-C</text:span>) cannot abort a background process because keyboard not attached to job. Must use <text:span text:style-name="T3">kill</text:span>. </text:p>
      <text:p text:style-name="P42"/>
      <text:p text:style-name="P19">Kill<text:span text:style-name="T1"> can be followed by either PID number or </text:span>%<text:span text:style-name="T1"> followed by job number</text:span></text:p>
      <text:p text:style-name="P19"><text:span text:style-name="T1"/></text:p>
      <text:p text:style-name="P19"><text:span text:style-name="T1">If user forgets PID number, can use </text:span>ps (process status) <text:span text:style-name="T1">utility to display it. </text:span></text:p>
      <text:p text:style-name="P19"><text:span text:style-name="T1"/></text:p>
      <text:p text:style-name="P19">$ ps | grep find</text:p>
      <text:p text:style-name="P19"/>
      <text:p text:style-name="P19">FILENAME GENERATION/PATHNAME EXPANSION</text:p>
      <text:p text:style-name="P19"/>
      <text:p text:style-name="P19">Special characters<text:span text:style-name="T1">, also called </text:span>metacharacters<text:span text:style-name="T1">, allow shell to generate filenames that match names of existing files. When one of these characters appear in an argument on command line, shell expands argument in sorted order into a list of filesnames and passes list to program called by command lne. </text:span></text:p>
      <text:p text:style-name="P19"><text:span text:style-name="T1"/></text:p>
      <text:p text:style-name="P19"><text:span text:style-name="T1">Filenames that contain these special characters are called </text:span>ambiguous file references<text:span text:style-name="T1"> because they do not refer to one specific file. Process shell performs on these filenames is called </text:span>pathname expansion<text:span text:style-name="T1"> or </text:span>globbing<text:span text:style-name="T1">. </text:span></text:p>
      <text:p text:style-name="P19"><text:span text:style-name="T1"/></text:p>
      <text:p text:style-name="P19">? Special Character</text:p>
      <text:p text:style-name="P19"/>
      <text:p text:style-name="P19">? <text:span text:style-name="T1">matches any single character in name of existing file</text:span></text:p>
      <text:p text:style-name="P19"><text:span text:style-name="T1"/></text:p>
      <text:p text:style-name="P20">$ ls </text:p>
      <text:p text:style-name="P43">mem<text:tab/>memo12<text:tab/>memo9<text:tab/>memomax<text:tab/>newmemo5</text:p>
      <text:p text:style-name="P43">memo<text:tab/>mem5<text:tab/><text:tab/>memoa<text:tab/><text:tab/>memos</text:p>
      <text:p text:style-name="P20">$ ls memo?</text:p>
      <text:p text:style-name="P43">Memo5<text:tab/>memo9<text:tab/>memoa<text:tab/><text:tab/>memos</text:p>
      <text:p text:style-name="P43"/>
      <text:p text:style-name="P20">$ ls</text:p>
      <text:p text:style-name="P43">7may14report<text:tab/><text:tab/>may4report<text:tab/>mayqreport<text:tab/>may_report</text:p>
      <text:p text:style-name="P43">may14report<text:tab/><text:tab/>may4report.79<text:tab/><text:tab/>mayreport<text:tab/>may.report</text:p>
      <text:p text:style-name="P20">$ may?report</text:p>
      <text:p text:style-name="P43">may4report<text:tab/>mayqreport<text:tab/>may_report<text:tab/>may.report</text:p>
      <text:p text:style-name="P43"/>
      <text:p text:style-name="P43">Can use <text:span text:style-name="T3">echo</text:span> as well to see which files match an expression. </text:p>
      <text:p text:style-name="P43"/>
      <text:p text:style-name="P43">Shell expands ambiguous file reference into a list of files that match regular expression. Then passes list to echo as argument. </text:p>
      <text:p text:style-name="P43"><text:soft-page-break/></text:p>
      <text:p text:style-name="P20">The * Special Characters</text:p>
      <text:p text:style-name="P43"/>
      <text:p text:style-name="P20">* <text:span text:style-name="T1">matches any number of characters (including 0) in a iflename.</text:span></text:p>
      <text:p text:style-name="P20"><text:span text:style-name="T1"/></text:p>
      <text:p text:style-name="P20">$ ls</text:p>
      <text:p text:style-name="P20"><text:span text:style-name="T1">amemo</text:span></text:p>
      <text:p text:style-name="P20"><text:span text:style-name="T1">mem</text:span></text:p>
      <text:p text:style-name="P20"><text:span text:style-name="T1">memalx</text:span></text:p>
      <text:p text:style-name="P20"><text:span text:style-name="T1">memo</text:span></text:p>
      <text:p text:style-name="P20"><text:span text:style-name="T1">memo.0612</text:span></text:p>
      <text:p text:style-name="P20"><text:span text:style-name="T1">memoa</text:span></text:p>
      <text:p text:style-name="P20"><text:span text:style-name="T1">memoalx.0620</text:span></text:p>
      <text:p text:style-name="P20"><text:span text:style-name="T1">memoalx.keep</text:span></text:p>
      <text:p text:style-name="P20"><text:span text:style-name="T1">memorandum</text:span></text:p>
      <text:p text:style-name="P20"><text:span text:style-name="T1">memosally</text:span></text:p>
      <text:p text:style-name="P20"><text:span text:style-name="T1">sallymemo</text:span></text:p>
      <text:p text:style-name="P20"><text:span text:style-name="T1">user.memo</text:span></text:p>
      <text:p text:style-name="P20">$ echo memo*</text:p>
      <text:p text:style-name="P20"><text:span text:style-name="T1">memo memo.0612 memoa memoalx.0620 memoalx.keep memorandum memosally</text:span></text:p>
      <text:p text:style-name="P20">$ echo *mo</text:p>
      <text:p text:style-name="P20"><text:span text:style-name="T1">amemo memo sallymemo user.memo</text:span></text:p>
      <text:p text:style-name="P20">$ echo *alx*</text:p>
      <text:p text:style-name="P20"><text:span text:style-name="T1">memalx memoalx.0620 memoalx.keep</text:span></text:p>
      <text:p text:style-name="P43"/>
      <text:p text:style-name="P17"><text:span text:style-name="T1"/></text:p>
      <text:p text:style-name="P17">-<text:span text:style-name="T11">a</text:span><text:span text:style-name="T2"> option causes </text:span><text:span text:style-name="T11">ls</text:span><text:span text:style-name="T2"> to display hidden filenames. </text:span></text:p>
      <text:p text:style-name="P17"><text:span text:style-name="T2"/></text:p>
      <text:p text:style-name="P21">$ ls .*<text:span text:style-name="T1"> </text:span></text:p>
      <text:p text:style-name="P21"><text:span text:style-name="T1">lists contents of directories as well</text:span></text:p>
      <text:p text:style-name="P21"><text:span text:style-name="T1"/></text:p>
      <text:p text:style-name="P21">$ echo .*<text:span text:style-name="T1"> </text:span></text:p>
      <text:p text:style-name="P21"><text:span text:style-name="T1">does not list contents of directories</text:span></text:p>
      <text:p text:style-name="P21"><text:span text:style-name="T1"/></text:p>
      <text:p text:style-name="P21">The [] Special Characters</text:p>
      <text:p text:style-name="P21"/>
      <text:p text:style-name="P44">A <text:span text:style-name="T3">[] </text:span>pair of brackets surrounding one or more characters causes shell to match filenames containing the individual characters within brackets. </text:p>
      <text:p text:style-name="P21"/>
      <text:p text:style-name="P21"/>
      <text:p text:style-name="P21"><text:span text:style-name="T1">Whereas </text:span>memo? <text:span text:style-name="T1">Matches </text:span>memo <text:span text:style-name="T1">followed by any character, </text:span>memo[17a]<text:span text:style-name="T1"> matches only </text:span>memo1, memo7, mema</text:p>
      <text:p text:style-name="P21"/>
      <text:p text:style-name="P45">Brackets define a <text:span text:style-name="T3">character class</text:span> that includes all characters within brackets. GNU calls them <text:span text:style-name="T3">character lists</text:span>. </text:p>
      <text:p text:style-name="P45"/>
      <text:p text:style-name="P45">Shell expands argument that includes character-class definition by substituting each member of the character class, one at a time, in place of the brackets and their contents. Shell then passes list of matching filenames to program it is calling.</text:p>
      <text:p text:style-name="P45"><text:soft-page-break/></text:p>
      <text:p text:style-name="P45">Each character class definition can replace only a single character within a filename. </text:p>
      <text:p text:style-name="P45"/>
      <text:p text:style-name="P45">Brackets and contents like a <text:span text:style-name="T3">?</text:span> that substitues only the members of the character class. </text:p>
      <text:p text:style-name="P45"/>
      <text:p text:style-name="P45">$ echo [aeiou]*</text:p>
      <text:p text:style-name="P45">Files that begin with a, e, I, or u</text:p>
      <text:p text:style-name="P45">...</text:p>
      <text:p text:style-name="P45">$ less page[2468].txt</text:p>
      <text:p text:style-name="P45">files like page2.txt, page4.txt, page6.txt, page8.txt</text:p>
      <text:p text:style-name="P45"/>
      <text:p text:style-name="P22">Hyphen<text:span text:style-name="T1"> can be used within brackets to define a range of characters in a character-class</text:span></text:p>
      <text:p text:style-name="P22">[6-9]<text:span text:style-name="T1"> //digits 6789</text:span></text:p>
      <text:p text:style-name="P22">[a-z]<text:span text:style-name="T1">//all lowercase letters</text:span></text:p>
      <text:p text:style-name="P22">[a-zA-z]<text:span text:style-name="T1"> //all uppercase letters</text:span></text:p>
      <text:p text:style-name="P22"><text:span text:style-name="T1">less chapter[1-9] //files</text:span></text:p>
      <text:p text:style-name="P22"><text:span text:style-name="T1">less part[0-9] part[12][0-9] part3[0-8] //files from part0 to part38</text:span></text:p>
      <text:p text:style-name="P22"><text:span text:style-name="T1"/></text:p>
      <text:p text:style-name="P23">Tip: <text:s/></text:p>
      <text:p text:style-name="P46">When exclamation point <text:span text:style-name="T3">! </text:span>Or caret <text:span text:style-name="T3">(^)</text:span> immediately follows opening bracket <text:span text:style-name="T3">[</text:span> that starts a character-class definition, the character class matches any character not between the brackets. </text:p>
      <text:p text:style-name="P46"/>
      <text:p text:style-name="P23">[^tsq]*<text:span text:style-name="T1"> - any filename that does not begin with t, s, or q</text:span></text:p>
      <text:p text:style-name="P23"><text:span text:style-name="T1">*[^ab] – any filename that does not end with a or b</text:span></text:p>
      <text:p text:style-name="P23"><text:span text:style-name="T1"/></text:p>
      <text:p text:style-name="P23"><text:span text:style-name="T1">Utilities do not interpret ambiguous file references. Shell does. </text:span></text:p>
      <text:p text:style-name="P23"><text:span text:style-name="T1"/></text:p>
      <text:p text:style-name="P23">BUILTINS</text:p>
      <text:p text:style-name="P23"/>
      <text:p text:style-name="P46">A <text:span text:style-name="T3">builtin</text:span> is a utility (also called a <text:span text:style-name="T3">command</text:span>) that is built into a shell. </text:p>
      <text:p text:style-name="P46"/>
      <text:p text:style-name="P24">Echo<text:span text:style-name="T1"> is a shell builtin. Each of the shells has its own set of builtins.</text:span></text:p>
      <text:p text:style-name="P24"><text:span text:style-name="T1"/></text:p>
      <text:p text:style-name="P24"><text:span text:style-name="T1">When it runs a builtin, shell does not fork a new process. Therefore, run more quickly and can affect the environment of the current shell. </text:span></text:p>
      <text:p text:style-name="P24"><text:span text:style-name="T1"/></text:p>
      <text:p text:style-name="P24"><text:span text:style-name="T1">Echo is a shell builtin. Also a stand alone utility. Shell always executes a shell builtin before trying to find a command or utility with same <text:s/>name. </text:span></text:p>
      <text:p text:style-name="P24"><text:span text:style-name="T1"/></text:p>
      <text:p text:style-name="P24"><text:span text:style-name="T1">To display list of </text:span>bash<text:span text:style-name="T1"> builtins, give command </text:span>info bash shell builtin<text:span text:style-name="T1">. </text:span></text:p>
      <text:p text:style-name="P24"><text:span text:style-name="T1"/></text:p>
      <text:p text:style-name="P24"><text:span text:style-name="T1">Or </text:span>builtin<text:span text:style-name="T1"> </text:span>man<text:span text:style-name="T1"> p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22:49:43.508359296</meta:creation-date>
    <dc:date>2016-12-22T12:19:16.295089896</dc:date>
    <meta:editing-duration>PT3H53M43S</meta:editing-duration>
    <meta:editing-cycles>18</meta:editing-cycles>
    <meta:generator>LibreOffice/5.0.6.2$Linux_X86_64 LibreOffice_project/00m0$Build-2</meta:generator>
    <meta:document-statistic meta:table-count="0" meta:image-count="0" meta:object-count="0" meta:page-count="12" meta:paragraph-count="287" meta:word-count="3334" meta:character-count="19563" meta:non-whitespace-character-count="16404"/>
  </office:meta>
</office:document-meta>
</file>